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fde2" officeooo:paragraph-rsid="0006daa6"/>
    </style:style>
    <style:style style:name="P2" style:family="paragraph" style:parent-style-name="Standard">
      <style:text-properties officeooo:rsid="0006daa6" officeooo:paragraph-rsid="0006daa6"/>
    </style:style>
    <style:style style:name="P3" style:family="paragraph" style:parent-style-name="Standard">
      <style:text-properties officeooo:rsid="0006daa6" officeooo:paragraph-rsid="0007f359"/>
    </style:style>
    <style:style style:name="P4" style:family="paragraph" style:parent-style-name="Standard">
      <style:text-properties officeooo:rsid="00014763" officeooo:paragraph-rsid="00014763"/>
    </style:style>
    <style:style style:name="P5" style:family="paragraph" style:parent-style-name="Standard">
      <style:text-properties fo:font-size="14pt" fo:font-weight="bold" officeooo:rsid="0006daa6" officeooo:paragraph-rsid="0006daa6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weight="bold" officeooo:rsid="00014763" officeooo:paragraph-rsid="00014763" style:font-weight-asian="bold" style:font-weight-complex="bold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fo:font-weight="bold" officeooo:rsid="00014763" officeooo:paragraph-rsid="0007f359" style:font-weight-asian="bold" style:font-weight-complex="bold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fo:font-weight="bold" officeooo:rsid="0004fde2" officeooo:paragraph-rsid="0004fde2" style:font-weight-asian="bold" style:font-weight-complex="bold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fo:font-weight="bold" officeooo:rsid="00048904" officeooo:paragraph-rsid="00048904" style:font-weight-asian="bold" style:font-weight-complex="bold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fo:font-weight="bold" officeooo:rsid="0006daa6" officeooo:paragraph-rsid="0006daa6" style:font-weight-asian="bold" style:font-weight-complex="bold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fo:font-weight="bold" officeooo:rsid="0007e7a5" officeooo:paragraph-rsid="0007e7a5" style:font-weight-asian="bold" style:font-weight-complex="bold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officeooo:rsid="00014763" officeooo:paragraph-rsid="00014763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officeooo:rsid="00055b69" officeooo:paragraph-rsid="00055b69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officeooo:rsid="0004fde2" officeooo:paragraph-rsid="0004fde2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officeooo:rsid="00048904" officeooo:paragraph-rsid="00048904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officeooo:rsid="00048904" officeooo:paragraph-rsid="0006daa6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officeooo:rsid="0006daa6" officeooo:paragraph-rsid="0006daa6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fo:color="#d4d4d4" loext:opacity="100%" style:font-name="Consolas" fo:font-size="8.39999961853027pt" fo:font-weight="normal" officeooo:rsid="00014763" officeooo:paragraph-rsid="0007f359" fo:background-color="#1e1e1e" style:font-weight-asian="bold" style:font-weight-complex="bold"/>
    </style:style>
    <style:style style:name="P19" style:family="paragraph" style:parent-style-name="Standard">
      <style:text-properties officeooo:rsid="0006daa6" officeooo:paragraph-rsid="0006daa6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07e7a5"/>
    </style:style>
    <style:style style:name="T3" style:family="text">
      <style:text-properties officeooo:rsid="0007f359"/>
    </style:style>
    <style:style style:name="T4" style:family="text">
      <style:text-properties fo:color="#4fc1ff" loext:opacity="100%"/>
    </style:style>
    <style:style style:name="T5" style:family="text">
      <style:text-properties fo:color="#4fc1ff" loext:opacity="100%" officeooo:rsid="00097b95"/>
    </style:style>
    <style:style style:name="T6" style:family="text">
      <style:text-properties fo:color="#c8c8c8" loext:opacity="100%"/>
    </style:style>
    <style:style style:name="T7" style:family="text">
      <style:text-properties fo:color="#6a9955" loext:opacity="100%"/>
    </style:style>
    <style:style style:name="T8" style:family="text">
      <style:text-properties officeooo:rsid="000ba2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>BANCO DE DADOS</text:p>
      <text:p text:style-name="Standard"/>
      <text:p text:style-name="P6">Criar Banco de Dados:</text:p>
      <text:p text:style-name="P12"/>
      <text:p text:style-name="P12"><text:span text:style-name="T1">wyk</text:span>_esic_aquarius</text:p>
      <text:p text:style-name="P12">utf8_unicode_ci</text:p>
      <text:p text:style-name="P3"/>
      <text:p text:style-name="P7">Editar o .env.<text:span text:style-name="T3">prodction</text:span> :</text:p>
      <text:p text:style-name="P7"/>
      <text:p text:style-name="P18"><text:span text:style-name="T4">VUE_APP_API_</text:span><text:span text:style-name="T5">URL</text:span>=<text:span text:style-name="T6">https</text:span>:<text:span text:style-name="T7">//seusite.com.br/api</text:span></text:p>
      <text:p text:style-name="P7"/>
      <text:p text:style-name="P4"/>
      <text:p text:style-name="P4"/>
      <text:p text:style-name="P5">BACKEND</text:p>
      <text:p text:style-name="P2"/>
      <text:p text:style-name="P2"><text:tab/><text:span text:style-name="T8">composer install -vvv</text:span></text:p>
      <text:p text:style-name="P2"/>
      <text:p text:style-name="P6">Editar o .env :</text:p>
      <text:p text:style-name="P12"/>
      <text:p text:style-name="P12">DB_DATABASE=wyk_esic_aquarius</text:p>
      <text:p text:style-name="P12">DB_USERNAME=root</text:p>
      <text:p text:style-name="P12">DB_PASSWORD=</text:p>
      <text:p text:style-name="P13"/>
      <text:p text:style-name="P13">CORS_ALLOW_METHODS="HEAD, GET, POST, PUT, PATCH, DELETE"</text:p>
      <text:p text:style-name="P13">CORS_ALLOW_ORIGINS="http://localhost:8080, <text:a xlink:type="simple" xlink:href="https://localhost:8080/" text:style-name="Internet_20_link" text:visited-style-name="Visited_20_Internet_20_Link">https://localhost:8080</text:a>"</text:p>
      <text:p text:style-name="P13"/>
      <text:p text:style-name="P13"/>
      <text:p text:style-name="P8">Gerar as tabelas do Banco de Dados:</text:p>
      <text:p text:style-name="P14"/>
      <text:p text:style-name="P14">php artisan migrate</text:p>
      <text:p text:style-name="P14"/>
      <text:p text:style-name="P14"/>
      <text:p text:style-name="P9">Gerar o Segredo da chave dos Tokens:</text:p>
      <text:p text:style-name="P15"/>
      <text:p text:style-name="P15">php artisan jwt:secret</text:p>
      <text:p text:style-name="P15"/>
      <text:p text:style-name="P15"/>
      <text:p text:style-name="P11">Subir o Backend</text:p>
      <text:p text:style-name="P15"/>
      <text:p text:style-name="P15">php -S localhost:8000 -t public/</text:p>
      <text:p text:style-name="P15"/>
      <text:p text:style-name="P15"/>
      <text:p text:style-name="P1"/>
      <text:p text:style-name="P5">FRONTEND</text:p>
      <text:p text:style-name="P2"/>
      <text:p text:style-name="P10"><text:span text:style-name="T2">Subir</text:span> o Frontend:</text:p>
      <text:p text:style-name="P16"/>
      <text:p text:style-name="P17"><text:soft-page-break/>npm run serv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5.2$Windows_X86_64 LibreOffice_project/85f04e9f809797b8199d13c421bd8a2b025d52b5</meta:generator>
    <dc:date>2022-03-02T17:20:30.128000000</dc:date>
    <meta:editing-duration>PT2H34M55S</meta:editing-duration>
    <meta:editing-cycles>13</meta:editing-cycles>
    <meta:document-statistic meta:table-count="0" meta:image-count="0" meta:object-count="0" meta:page-count="2" meta:paragraph-count="23" meta:word-count="68" meta:character-count="554" meta:non-whitespace-character-count="508"/>
  </office:meta>
</office:document-meta>
</file>